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USH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U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/>
          <table:table-cell table:style-name="ce21" table:number-columns-repeated="2"/>
          <table:table-cell/>
        </table:table-row>
        <table:table-row table:style-name="ro7" table:number-rows-repeated="104837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16:51:01.862365020</dc:date>
    <meta:editing-duration>P7DT23H52M12S</meta:editing-duration>
    <meta:editing-cycles>28</meta:editing-cycles>
    <meta:generator>LibreOffice/6.4.7.2$Linux_X86_64 LibreOffice_project/40$Build-2</meta:generator>
    <dc:creator>Pepe </dc:creator>
    <meta:document-statistic meta:table-count="7" meta:cell-count="5956" meta:object-count="0"/>
  </office:meta>
</office:document-meta>
</file>